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text-position="0% 100%" officeooo:rsid="00373677" officeooo:paragraph-rsid="001e7963"/>
    </style:style>
    <style:style style:name="P2" style:family="paragraph" style:parent-style-name="Standard">
      <style:text-properties officeooo:rsid="003a0fa6" officeooo:paragraph-rsid="001e7963"/>
    </style:style>
    <style:style style:name="P3" style:family="paragraph" style:parent-style-name="Standard">
      <style:text-properties officeooo:rsid="0007570a" officeooo:paragraph-rsid="001e7963"/>
    </style:style>
    <style:style style:name="P4" style:family="paragraph" style:parent-style-name="Standard">
      <style:text-properties officeooo:rsid="0007708d" officeooo:paragraph-rsid="001e7963"/>
    </style:style>
    <style:style style:name="P5" style:family="paragraph" style:parent-style-name="Standard">
      <style:text-properties officeooo:rsid="00077a87" officeooo:paragraph-rsid="001e7963"/>
    </style:style>
    <style:style style:name="P6" style:family="paragraph" style:parent-style-name="Standard">
      <style:text-properties officeooo:rsid="00087be4" officeooo:paragraph-rsid="001e7963"/>
    </style:style>
    <style:style style:name="P7" style:family="paragraph" style:parent-style-name="Standard">
      <style:text-properties officeooo:rsid="0009481e" officeooo:paragraph-rsid="001e7963"/>
    </style:style>
    <style:style style:name="P8" style:family="paragraph" style:parent-style-name="Standard">
      <style:text-properties officeooo:rsid="000af96d" officeooo:paragraph-rsid="001e7963"/>
    </style:style>
    <style:style style:name="P9" style:family="paragraph" style:parent-style-name="Standard">
      <style:text-properties officeooo:rsid="00387509" officeooo:paragraph-rsid="001e7963"/>
    </style:style>
    <style:style style:name="P10" style:family="paragraph" style:parent-style-name="Standard">
      <style:text-properties officeooo:paragraph-rsid="001e7963"/>
    </style:style>
    <style:style style:name="P11" style:family="paragraph" style:parent-style-name="Heading_20_2">
      <style:paragraph-properties fo:text-align="center" style:justify-single-word="false"/>
      <style:text-properties officeooo:paragraph-rsid="001e7963"/>
    </style:style>
    <style:style style:name="T1" style:family="text">
      <style:text-properties officeooo:rsid="030cc835"/>
    </style:style>
    <style:style style:name="T2" style:family="text">
      <style:text-properties style:text-position="0% 100%" officeooo:rsid="00373677"/>
    </style:style>
    <style:style style:name="T3" style:family="text">
      <style:text-properties style:text-position="0% 100%" style:font-name="DoloresCyr" officeooo:rsid="00373677"/>
    </style:style>
    <style:style style:name="T4" style:family="text">
      <style:text-properties officeooo:rsid="00fb99db"/>
    </style:style>
    <style:style style:name="T5" style:family="text">
      <style:text-properties officeooo:rsid="0309421a"/>
    </style:style>
    <style:style style:name="T6" style:family="text">
      <style:text-properties officeooo:rsid="030b3405"/>
    </style:style>
    <style:style style:name="T7" style:family="text">
      <style:text-properties officeooo:rsid="00087be4"/>
    </style:style>
    <style:style style:name="T8" style:family="text">
      <style:text-properties officeooo:rsid="011781d8"/>
    </style:style>
    <style:style style:name="T9" style:family="text">
      <style:text-properties officeooo:rsid="003bcf64"/>
    </style:style>
    <style:style style:name="T10" style:family="text">
      <style:text-properties officeooo:rsid="000af96d"/>
    </style:style>
    <style:style style:name="T11" style:family="text">
      <style:text-properties officeooo:rsid="00387509"/>
    </style:style>
    <style:style style:name="T12" style:family="text">
      <style:text-properties officeooo:rsid="004e0be7"/>
    </style:style>
    <style:style style:name="T13" style:family="text">
      <style:text-properties officeooo:rsid="00761864"/>
    </style:style>
    <style:style style:name="T14" style:family="text">
      <style:text-properties officeooo:rsid="003a0f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h text:style-name="P11" text:outline-level="2"><text:bookmark-start text:name="__RefHeading__53481_81247619"/><text:span text:style-name="T2">*** <text:s text:c="3"/></text:span><text:bookmark-start text:name="юность"/><text:span text:style-name="T3">юность</text:span><text:bookmark-end text:name="юность"/><text:span text:style-name="T2"> <text:s text:c="2"/>***</text:span><text:bookmark-end text:name="__RefHeading__53481_81247619"/></text:h>
      <text:p text:style-name="P1"/>
      <text:p text:style-name="P3">После восьмого класса мы многих не досчитались — они ушли или уехали в разные техникумы и ПТУ.</text:p>
      <text:p text:style-name="P3">Куба поступил в Одесское мореходное училище, Володя Шерудило в <text:span text:style-name="T4">Г</text:span>ПТУ-<text:span text:style-name="T4">4</text:span>, которое в Конотопе почему-то называют «бурсой», а учащихся, соответственно, «бурсакáми». <text:s/></text:p>
      <text:p text:style-name="P3">Чепа в Конотопский железнодорожный техникум...</text:p>
      <text:p text:style-name="P3">В параллельном классе потери <text:span text:style-name="T4">оказались</text:span> не меньше и <text:span text:style-name="T4">всех </text:span>нас объединили в один девятый класс.</text:p>
      <text:p text:style-name="P3"/>
      <text:p text:style-name="P3">В первый день занятий после линейки и звонка в наш сводный класс зашёл Валера Парасюк, по кличке «Квэк».</text:p>
      <text:p text:style-name="P3">Он был блондин и уже десятиклассник, но бегал за какой-то девочкой из нашего объединённого класса и зашёл, типа, просто сказать ребятам «привет-привет».</text:p>
      <text:p text:style-name="P3">За ним последовала учительница украинского языка Федосья Яковлевна, по кличке «Феська», с гладко причёсанными на прямой пробор волосами и венчиком тощей косы вокруг головы.</text:p>
      <text:p text:style-name="P3">Она велела ему выйти за дверь, но он пошёл своим путём — влез на подоконник и выпрыгнул во двор, блеснув напоследок начищенными чёрной ваксой туфлями.</text:p>
      <text:p text:style-name="P3">Учительница <text:span text:style-name="T5">по </text:span>химии, Татьяна Фёдоровна, всегда нам ставила в пример его туфли:</text:p>
      <text:p text:style-name="P3">- Если у парня туфли блестят, значит он следит за собой. Берите пример с Парасюка!</text:p>
      <text:p text:style-name="P4">Федосья Яковлевна, она же Феська, закрыла распахнутое окно за Валерой, он же Квэк, и сказала не обращать внимания — всё равно он уже переведён в четырнадцатую школу за то, что она ближе к его дому и у педколлектива теперь меньше забот будет.</text:p>
      <text:p text:style-name="P4"/>
      <text:p text:style-name="P5">Лучше всего люди познаются и притираются друг к другу в ходе совместной трудовой деятельности.</text:p>
      <text:p text:style-name="P5">В первую же субботу учебного года старшеклассникам <text:span text:style-name="T4">назначили</text:span> явиться в школу с вёдрами — <text:span text:style-name="T4">идём</text:span> в село Подлипное помогать с уборкой урожая.</text:p>
      <text:p text:style-name="P5">Денёк выдался на славу — тёплый, сентябрьский, с ярким солнцем в синем небе.</text:p>
      <text:p text:style-name="P5">Нас привели на край поля, где зелёной стеной стояли посевы неубранной кукурузы. </text:p>
      <text:p text:style-name="P5">Дело нехитрое — обрываешь початок со стебля, отдираешь с него длинные продольные листья, бросаешь в ведро, <text:span text:style-name="T6">а </text:span><text:s/>когда оно наполнится, относишь на общую кучу.</text:p>
      <text:p text:style-name="P5">Это называется шефская помощь колхозу.</text:p>
      <text:p text:style-name="P5">Каждого шефа поставили перед рядком кукурузных стеблей — <text:span text:style-name="T4">иди </text:span>вдоль <text:span text:style-name="T6">своего и собирай початки, пока не </text:span>дости<text:span text:style-name="T4">гнешь</text:span> другого конца поля<text:span text:style-name="T7">.</text:span></text:p>
      <text:p text:style-name="P6">И работа закипела — мы дружно двинулись вперёд под <text:span text:style-name="T4">звяк</text:span> жестяных вёдер, оживлённые возгласы школьников, наставительные окрики педагогов, вспышки и бахканье взрывпакетов в небесной сини.</text:p>
      <text:p text:style-name="P6">Я заметил, что<text:span text:style-name="T4"> </text:span>начинаю <text:span text:style-name="T4">почему-то </text:span>отставать от общего продвижения. </text:p>
      <text:p text:style-name="P6"><text:span text:style-name="T8">По пути с</text:span> очередн<text:span text:style-name="T8">ым</text:span> ведро<text:span text:style-name="T8">м</text:span> початков <text:span text:style-name="T8">к</text:span> общ<text:span text:style-name="T8">ей</text:span> куч<text:span text:style-name="T8">е</text:span>, я <text:span text:style-name="T8">обратил внимание</text:span>, что не на всяком из рядков початки сняты <text:span text:style-name="T4">полностью</text:span>.</text:p>
      <text:p text:style-name="P6">Так что ж<text:span text:style-name="T6">е</text:span> <text:span text:style-name="T4">толком-то </text:span>не объяснили, что собирать надо не вс<text:span text:style-name="T6">ё</text:span> подряд, а лишь самые-самые?!</text:p>
      <text:p text:style-name="P6"/>
      <text:p text:style-name="P6">Подкорректировав приоритеты, я вскоре догнал основную массу шефов-помощников, а затем настиг и авангардную группу ребят.</text:p>
      <text:p text:style-name="P6"><text:span text:style-name="T4">Со мной а</text:span>вангардистов стало четверо.</text:p>
      <text:p text:style-name="P6">У идущих впереди есть ряд преимуществ.</text:p>
      <text:p text:style-name="P6">Тебе не нужно возвращаться к общим кучам собранной кукурузы. </text:p>
      <text:p text:style-name="P6"><text:soft-page-break/>Как только ведро наполнится початками, ты высыпаешь их на землю и становишься основоположником новых куч, куда будут сносить свою лепту идущие позади.</text:p>
      <text:p text:style-name="P6">Двое из ребят и вовсе избрали путь наименьшего сопротивления — сорвав початок кукурузы, отбрасывали его на несколько метров в сторону, даже <text:span text:style-name="T4">без очистки от листьев</text:span>.</text:p>
      <text:p text:style-name="P6">Я не стал <text:span text:style-name="T8">перенимать их передовой опыт</text:span> — конец поля и так уже виднелся.</text:p>
      <text:p text:style-name="P6">Мы вышли к нераспаханному полю, где заканчивались посадки кукурузы и ещё полчаса валялись в траве, пока к нам подошли остальные.</text:p>
      <text:p text:style-name="P6"/>
      <text:p text:style-name="P6">В сентябре Архипенки переехали на улицу Рябошапки, рядом с Рембазой, где дядя Толик получил квартиру в пятиэтажке.</text:p>
      <text:p text:style-name="P7">Жить стало просторнее — родители перешли спать на кухню.</text:p>
      <text:p text:style-name="P7">А во дворе хаты появился новый жилец — Григорий Пилюта. Он отбыл свои десять лет за убийство и вернулся в родительский дом.</text:p>
      <text:p text:style-name="P7">Тёмные волосы скрывали его лоб до бровей, а глаза смотрели вниз или в сторону. </text:p>
      <text:p text:style-name="P7">Сумрачно и молча проходил он от калитки до своего крыльца.</text:p>
      <text:p text:style-name="P7">Застенные концерты Пилютихи с его появлением не прекратились. Хотя, однажды, проходя под окном их кухни, я слышал, как он грубым окриком пытался заткнуть поток её проклятий кухонной стене.</text:p>
      <text:p text:style-name="P7">Вскоре меня среди ночи разбудил отец при свете настольной лампы. Мама стояла рядом с ним, а Сашка и Наташа выглядывали из-под своих одеял.</text:p>
      <text:p text:style-name="P7">Отец сказал, что Пилюта ломится в нашу дверь с ножом и мне надо через окно комнаты спуститься в палисадник и тем же путём принести два топора из <text:span text:style-name="T9">сарая-</text:span>мастерской.</text:p>
      <text:p text:style-name="P7">Одеваться было некогда — через тёмную кухню доносились удары в дверь веранды и пьяные вопли в адрес мамы:</text:p>
      <text:p text:style-name="P7">- Открой! Я тебе кишки выпущу!</text:p>
      <text:p text:style-name="P7">Я быстренько принёс что <text:span text:style-name="T6">требовалось</text:span> и мы с отцом встали возле двери, что ходуном ходила под ударами орущего Григория Пилюты.</text:p>
      <text:p text:style-name="P7"><text:span text:style-name="T8">Долго ли продержится</text:span> щеколда навесного английского замка?</text:p>
      <text:p text:style-name="P7">Мы с отцом стояли в одних трусах и майках с топорами в руках.</text:p>
      <text:p text:style-name="P7">- Серёжа,- сказал отец взволнованным голосом, - как вломится, остряком не бей. Обухом <text:span text:style-name="T6">его</text:span> глуши. <text:span text:style-name="T6">Обухом!</text:span></text:p>
      <text:p text:style-name="P7">Мне было страшно, но я хотел, чтобы Пилюта поскорей бы уже ворвался.</text:p>
      <text:p text:style-name="P7">Он не ворвался. </text:p>
      <text:p text:style-name="P7">В темноте двора раздались причитания Пилютихи и уговаривающий мужской голос — <text:span text:style-name="T10">Юра Плаксин из хаты на углу Гоголя, друг детства Гриши Пилюты. Он увёл его с собой.</text:span></text:p>
      <text:p text:style-name="P8">Мы оставили топоры на веранде и легли спать дальше.</text:p>
      <text:p text:style-name="P8">Наутро я увидел, что серая краска снаружи входной двери исцарапана, а кое-где поклёвана ножом.</text:p>
      <text:p text:style-name="P8">Хорошо, что это не зимой случилось, когда уже вставлены вторые рамы. Как бы я выбирался в мастерскую?</text:p>
      <text:p text:style-name="P8">Потом приходил Юра Плаксин, уговаривал родителей не сообщать участковому о происшествии.</text:p>
      <text:p text:style-name="P8">Один топор ещё долго оставался на веранде, пока Григорий не переехал куда-то из материнской хаты, от греха подальше <text:span text:style-name="T11">—</text:span> сама же натравит, накрутит, а потом бежит к Плаксину, чтобы сынка снова не посадили.</text:p>
      <text:p text:style-name="P9">Возможно у него имелись и другие причины к переселению, как знать — чужая жизнь потёмки.</text:p>
      <text:p text:style-name="P8">Впоследствии я иногда встречал Григория в городе, но во дворе нашей хаты — ни разу.</text:p>
      <text:p text:style-name="P8"/>
      <text:p text:style-name="P9"><text:span text:style-name="T12">Со смертью Пилютихи</text:span> <text:span text:style-name="T13">народонаселение хаты по Нежинской 19 скачкообразно возросло, потому что </text:span>Григорий <text:s/>продал родительский дом приезжим из Сибири.</text:p>
      <text:p text:style-name="P9">Это совсем не означает, будто они сибиряки, ведь туда можно попасть из любой республики, <text:soft-page-break/>завербуешься на работу и — поезжай.</text:p>
      <text:p text:style-name="P9">Так называемая «езда за длинным рублём», потому что во всяких необжитых таёжных местах зарплаты очень высокие, люди оттуда деньги пачками привозят. </text:p>
      <text:p text:style-name="P9">Если, конечно, получится. Не зря же сложили поговорку: рубл<text:span text:style-name="T9">ь</text:span> длинне<text:span text:style-name="T9">е</text:span>, жизнь короче.</text:p>
      <text:p text:style-name="P9">Вон один парень с <text:span text:style-name="T6">П</text:span>осёлка <text:span text:style-name="T14">завербовался в какую-то шахту за Уралом, а через полгода его привезли обратно.</text:span></text:p>
      <text:p text:style-name="P2">В той шахте он слесарил по ремонту механизмов и оборудования. Что-то там перестало работать, рубильник отключили и он полез ремонтировать, а сзади: то ли напарник отошёл, или ещё чего, только врубили снова. Его тот механизм так пошинковал, что обратно к родителям пришлось отправлять в цинковом гробу, в виде фарша.</text:p>
      <text:p text:style-name="P2">В балетной студии Нины Александровны он был ведущим танцором. Высокий такой брюнет.</text:p>
      <text:p text:style-name="P2">При исполнении молдавского танца «Жок» он выше всех подпрыгивал и делал в воздухе полушпагат, чтоб ладонями прихлопнуть по красным голенищам балетных сапогов. А <text:span text:style-name="T1">его</text:span> чёрные волосы <text:span text:style-name="T1">хорошо</text:span> сочетались с коротким шёлковым жилетом для молдаванских танцев, с <text:s/>узором из нашитых блёсточе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43:15.902971949</meta:creation-date>
    <dc:date>2017-03-01T16:43:35.901554163</dc:date>
    <dc:creator>sehrguey </dc:creator>
    <meta:editing-duration>PT20S</meta:editing-duration>
    <meta:editing-cycles>1</meta:editing-cycles>
    <meta:document-statistic meta:table-count="0" meta:image-count="0" meta:object-count="0" meta:page-count="3" meta:paragraph-count="63" meta:word-count="1073" meta:character-count="6964" meta:non-whitespace-character-count="5920"/>
    <meta:generator>LibreOffice/4.3.3.2$Linux_x86 LibreOffice_project/430m0$Build-2</meta:generator>
  </office:meta>
</office:document-meta>
</file>